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stem-ui" svg:font-family="system-ui, apple-system, 'Segoe UI', Roboto, 'Helvetica Neue', 'Noto Sans', 'Liberation Sans', Arial, sans-serif, 'Apple Color Emoji', 'Segoe UI Emoji', 'Segoe UI Symbol', 'Noto Color Emoji'"/>
  </office:font-face-decls>
  <office:automatic-styles>
    <style:style style:name="Tableau1" style:family="table">
      <style:table-properties style:width="17cm" table:align="margins"/>
    </style:style>
    <style:style style:name="Tableau1.A" style:family="table-column">
      <style:table-column-properties style:column-width="4.251cm" style:rel-column-width="16383*"/>
    </style:style>
    <style:style style:name="Tableau1.A1" style:family="table-cell">
      <style:table-cell-properties fo:padding="0.097cm" fo:border-left="0.5pt solid #000000" fo:border-right="none" fo:border-top="0.5pt solid #000000" fo:border-bottom="0.5pt solid #000000"/>
    </style:style>
    <style:style style:name="Tableau1.D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D2" style:family="table-cell">
      <style:table-cell-properties fo:padding="0.097cm" fo:border-left="0.5pt solid #000000" fo:border-right="0.5pt solid #000000" fo:border-top="none" fo:border-bottom="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A1" style:family="table-cell">
      <style:table-cell-properties fo:padding="0.097cm" fo:border-left="0.5pt solid #000000" fo:border-right="none" fo:border-top="0.5pt solid #000000" fo:border-bottom="0.5pt solid #000000"/>
    </style:style>
    <style:style style:name="Tableau2.B1" style:family="table-cell">
      <style:table-cell-properties fo:padding="0.097cm" fo:border="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A1" style:family="table-cell">
      <style:table-cell-properties fo:padding="0.097cm" fo:border-left="0.5pt solid #000000" fo:border-right="none" fo:border-top="0.5pt solid #000000" fo:border-bottom="0.5pt solid #000000"/>
    </style:style>
    <style:style style:name="Tableau3.B1" style:family="table-cell">
      <style:table-cell-properties fo:padding="0.097cm" fo:border="0.5pt solid #000000"/>
    </style:style>
    <style:style style:name="P1" style:family="paragraph" style:parent-style-name="Title">
      <style:paragraph-properties fo:break-before="page"/>
    </style:style>
    <style:style style:name="P2" style:family="paragraph" style:parent-style-name="Heading_20_2">
      <style:text-properties officeooo:paragraph-rsid="000e0561"/>
    </style:style>
    <style:style style:name="P3" style:family="paragraph" style:parent-style-name="Heading_20_5">
      <style:text-properties fo:font-variant="normal" fo:text-transform="none" fo:color="#212529" loext:opacity="100%" style:font-name="system-ui" fo:letter-spacing="normal" fo:font-style="normal" fo:font-weight="normal"/>
    </style:style>
    <style:style style:name="P4" style:family="paragraph" style:parent-style-name="Standard">
      <style:text-properties officeooo:rsid="0006d2c5" officeooo:paragraph-rsid="0006d2c5"/>
    </style:style>
    <style:style style:name="P5" style:family="paragraph" style:parent-style-name="Standard">
      <style:text-properties officeooo:rsid="000acab9" officeooo:paragraph-rsid="000acab9"/>
    </style:style>
    <style:style style:name="P6" style:family="paragraph" style:parent-style-name="Standard">
      <style:text-properties officeooo:rsid="000acab9" officeooo:paragraph-rsid="000afbdb"/>
    </style:style>
    <style:style style:name="P7" style:family="paragraph" style:parent-style-name="Standard">
      <style:text-properties officeooo:rsid="000acab9" officeooo:paragraph-rsid="000d0ec1"/>
    </style:style>
    <style:style style:name="P8" style:family="paragraph" style:parent-style-name="Standard">
      <style:text-properties fo:font-style="normal" officeooo:rsid="000afbdb" officeooo:paragraph-rsid="000afbdb" style:font-style-asian="normal" style:font-style-complex="normal"/>
    </style:style>
    <style:style style:name="P9" style:family="paragraph" style:parent-style-name="Table_20_Contents">
      <style:text-properties officeooo:rsid="0006d2c5" officeooo:paragraph-rsid="0006d2c5"/>
    </style:style>
    <style:style style:name="P10" style:family="paragraph" style:parent-style-name="Table_20_Contents">
      <style:paragraph-properties fo:margin-left="0cm" fo:margin-right="0cm" fo:orphans="2" fo:widows="2" fo:text-indent="0cm" style:auto-text-indent="false"/>
    </style:style>
    <style:style style:name="P11" style:family="paragraph" style:parent-style-name="Table_20_Contents" style:list-style-name="L1"/>
    <style:style style:name="P12" style:family="paragraph" style:parent-style-name="Table_20_Contents">
      <style:text-properties fo:font-weight="bold" style:font-weight-asian="bold" style:font-weight-complex="bold"/>
    </style:style>
    <style:style style:name="P13" style:family="paragraph" style:parent-style-name="Text_20_body">
      <style:text-properties officeooo:rsid="0006d2c5" officeooo:paragraph-rsid="000afbdb"/>
    </style:style>
    <style:style style:name="P14" style:family="paragraph" style:parent-style-name="Text_20_body">
      <style:text-properties officeooo:paragraph-rsid="0006d2c5"/>
    </style:style>
    <style:style style:name="P15" style:family="paragraph" style:parent-style-name="Text_20_body">
      <style:text-properties fo:font-style="normal" officeooo:rsid="0006d2c5" officeooo:paragraph-rsid="000afbdb" style:font-style-asian="normal" style:font-style-complex="normal"/>
    </style:style>
    <style:style style:name="P16" style:family="paragraph" style:parent-style-name="Text_20_body">
      <style:paragraph-properties fo:margin-left="0cm" fo:margin-right="0cm" fo:margin-top="0cm" fo:margin-bottom="0.247cm" style:contextual-spacing="false" fo:text-align="end" style:justify-single-word="false" fo:orphans="2" fo:widows="2" fo:text-indent="0cm" style:auto-text-indent="false"/>
      <style:text-properties fo:color="#212529" loext:opacity="100%" style:font-name="system-ui" fo:font-size="12.25pt" fo:letter-spacing="normal" fo:font-style="italic" fo:font-weight="bold" style:font-weight-asian="bold" style:font-weight-complex="bold"/>
    </style:style>
    <style:style style:name="P17"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212529" loext:opacity="100%" style:font-name="system-ui" fo:font-size="12.25pt" fo:letter-spacing="normal" fo:font-style="normal" fo:font-weight="normal"/>
    </style:style>
    <style:style style:name="P18"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12529" loext:opacity="100%" style:font-name="system-ui" fo:font-size="12.25pt" fo:letter-spacing="normal" fo:font-style="normal" fo:font-weight="normal"/>
    </style:style>
    <style:style style:name="P19"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212529" loext:opacity="100%" style:font-name="system-ui" fo:font-size="12.25pt" fo:letter-spacing="normal" fo:font-style="normal" fo:font-weight="normal"/>
    </style:style>
    <style:style style:name="P20"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212529" loext:opacity="100%" style:font-name="Liberation Serif" fo:font-size="12pt" fo:letter-spacing="normal" fo:font-style="normal" fo:font-weight="normal" officeooo:rsid="0006d2c5" officeooo:paragraph-rsid="0006d2c5" style:font-size-asian="12pt" style:font-size-complex="12pt"/>
    </style:style>
    <style:style style:name="P21" style:family="paragraph" style:parent-style-name="Text_20_body">
      <style:text-properties officeooo:paragraph-rsid="000afbdb"/>
    </style:style>
    <style:style style:name="P22" style:family="paragraph" style:parent-style-name="Text_20_body">
      <style:text-properties officeooo:rsid="000d0ec1" officeooo:paragraph-rsid="000d0ec1"/>
    </style:style>
    <style:style style:name="P23" style:family="paragraph" style:parent-style-name="Text_20_body">
      <style:text-properties officeooo:paragraph-rsid="000e0561"/>
    </style:style>
    <style:style style:name="T1" style:family="text">
      <style:text-properties officeooo:rsid="0006d2c5"/>
    </style:style>
    <style:style style:name="T2" style:family="text">
      <style:text-properties fo:font-variant="normal" fo:text-transform="none" fo:color="#212529" loext:opacity="100%" style:font-name="system-ui" fo:font-size="15.3000001907349pt" fo:letter-spacing="normal" fo:font-style="normal" fo:font-weight="normal"/>
    </style:style>
    <style:style style:name="T3" style:family="text">
      <style:text-properties fo:font-variant="normal" fo:text-transform="none" fo:color="#212529" loext:opacity="100%" style:font-name="system-ui" fo:font-size="12.25pt" fo:letter-spacing="normal" fo:font-style="normal" fo:font-weight="normal"/>
    </style:style>
    <style:style style:name="T4" style:family="text">
      <style:text-properties fo:font-variant="normal" fo:text-transform="none" fo:color="#212529" loext:opacity="100%" style:font-name="system-ui" fo:font-size="12.25pt" fo:letter-spacing="normal" fo:font-style="normal" fo:font-weight="normal" officeooo:rsid="000afbdb"/>
    </style:style>
    <style:style style:name="T5" style:family="text">
      <style:text-properties fo:font-variant="normal" fo:text-transform="none" fo:color="#212529" loext:opacity="100%" style:font-name="system-ui" fo:font-size="12.25pt" fo:letter-spacing="normal" fo:font-style="normal" fo:font-weight="bold" style:font-weight-asian="bold" style:font-weight-complex="bold"/>
    </style:style>
    <style:style style:name="T6" style:family="text">
      <style:text-properties fo:font-variant="normal" fo:text-transform="none" fo:color="#212529" loext:opacity="100%" style:font-name="system-ui" fo:font-size="12.25pt" fo:letter-spacing="normal" fo:font-weight="normal"/>
    </style:style>
    <style:style style:name="T7" style:family="text">
      <style:text-properties fo:font-variant="normal" fo:text-transform="none" fo:color="#212529" loext:opacity="100%" style:font-name="system-ui" fo:font-size="12.25pt" fo:letter-spacing="normal" fo:font-weight="normal" officeooo:rsid="000afbdb"/>
    </style:style>
    <style:style style:name="T8" style:family="text">
      <style:text-properties fo:font-variant="normal" fo:text-transform="none" style:font-name="system-ui" fo:font-size="12.25pt" fo:letter-spacing="normal" fo:font-style="normal" style:text-underline-style="solid" style:text-underline-width="auto" style:text-underline-color="font-color" fo:font-weight="normal"/>
    </style:style>
    <style:style style:name="T9" style:family="text">
      <style:text-properties fo:font-variant="normal" fo:text-transform="none" style:text-line-through-style="none" style:text-line-through-type="none" style:font-name="system-ui" fo:font-size="12.25pt" fo:letter-spacing="normal" fo:font-style="normal" style:text-underline-style="none" fo:font-weight="normal" style:text-blinking="false"/>
    </style:style>
    <style:style style:name="T10" style:family="text">
      <style:text-properties fo:font-weight="bold"/>
    </style:style>
    <style:style style:name="T11" style:family="text">
      <style:text-properties fo:font-style="italic" fo:font-weight="bold"/>
    </style:style>
    <style:style style:name="T12" style:family="text">
      <style:text-properties fo:font-style="italic" style:font-style-asian="italic" style:font-style-complex="italic"/>
    </style:style>
    <style:style style:name="T13" style:family="text">
      <style:text-properties fo:color="#212529" loext:opacity="100%" style:font-name="system-ui" fo:font-size="12.25pt" fo:letter-spacing="normal" fo:font-style="italic" fo:font-weight="normal"/>
    </style:style>
    <style:style style:name="T14" style:family="text">
      <style:text-properties officeooo:rsid="000acab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age Index.html</text:p>
      <text:p text:style-name="P5">Barre de navigation : <text:span text:style-name="T12">Icone suivit du texte Cupcakes Crafters ensuite les différents points de menus:Accueil, Produits, Histoire et Contacts.</text:span></text:p>
      <text:p text:style-name="P5"><text:span text:style-name="T12"/></text:p>
      <text:p text:style-name="P4">Centrée en haut, une image de cupcakes avec à l’intérieur de l’image le texte : Welcome to Cupcakes Crafters.</text:p>
      <text:p text:style-name="P4"/>
      <text:h text:style-name="Heading_20_2" text:outline-level="2">Cupcakes Crafters</text:h>
      <text:p text:style-name="P17">Nous sommes <text:span text:style-name="T11">Cupcakes Crafters</text:span>, une petite entreprise familiale qui fabrique des cupcakes depuis 2005. Nous sommes fiers de notre travail et nous nous efforçons de fournir à nos clients des produits de qualité.</text:p>
      <text:p text:style-name="P17">Vous découvrirez notre savoir-faire et notre passion pour les cupcakes dans chacun de nos produits.</text:p>
      <text:p text:style-name="P17">Notre objectif est de vous offrir une expérience gustative unique et inoubliable.</text:p>
      <text:p text:style-name="P14"><text:span text:style-name="T1">Texte centré en gras : </text:span><text:span text:style-name="T10">Cupcake un jour, Cupcake toujours !</text:span></text:p>
      <text:p text:style-name="P14"><text:line-break/><text:span text:style-name="T14">Footer : </text:span><text:span text:style-name="T3">© 2023 - </text:span><text:span text:style-name="T13">Cupcakes Crafters</text:span><text:span text:style-name="T3">, Inc </text:span><text:span text:style-name="T4">et tout à droite diverses icônes de réseaux sociaux : Facebook, X, Instagram</text:span></text:p>
      <text:p text:style-name="P1"><text:span text:style-name="T1">Page </text:span>Produits.html</text:p>
      <text:p text:style-name="P6">Barre de navigation : <text:span text:style-name="T12">Icone suivit du texte Cupcakes Crafters ensuite les différents points de menus:Accueil, Produits, Histoire et Contacts.</text:span></text:p>
      <text:h text:style-name="Heading_20_1" text:outline-level="1">Nos Délicieux Cupcakes</text:h>
      <text:p text:style-name="P14"><text:span text:style-name="T2">Voici nos délicieux cupcakes.</text:span><text:line-break/><text:span text:style-name="T2">Nous avons une grande variété de saveurs:</text:span></text:p>
      <text:p text:style-name="P22"><text:span text:style-name="T2">Tableau html de produits :</text:span></text:p>
      <table:table table:name="Tableau1" table:style-name="Tableau1">
        <table:table-column table:style-name="Tableau1.A" table:number-columns-repeated="4"/>
        <table:table-row>
          <table:table-cell table:style-name="Tableau1.A1" office:value-type="string">
            <text:h text:style-name="P3" text:outline-level="5">Le Banana</text:h>
            <text:p text:style-name="P18">Cupcake tropical à la banane, garni d'un glaçage crémeux à la vanille et parsemé de fines tranches de banane fraîche et d'une pincée de cannelle.</text:p>
            <text:p text:style-name="Table_20_Contents"/>
          </table:table-cell>
          <table:table-cell table:style-name="Tableau1.A1" office:value-type="string">
            <text:h text:style-name="P3" text:outline-level="5">Le Caramelos</text:h>
            <text:p text:style-name="P18">Cupcake au caramel salé, avec un cœur fondant de caramel et un glaçage au beurre salé, garni d'un filet de caramel et de cristaux de sel de mer.</text:p>
            <text:p text:style-name="Table_20_Contents"/>
          </table:table-cell>
          <table:table-cell table:style-name="Tableau1.A1" office:value-type="string">
            <text:h text:style-name="P3" text:outline-level="5">Le Kakarot</text:h>
            <text:p text:style-name="P18">Cupcake à la carotte classique, richement épicé, avec un glaçage au fromage à la crème et décoré de petites carottes en pâte d'amande.</text:p>
            <text:p text:style-name="Table_20_Contents"/>
          </table:table-cell>
          <table:table-cell table:style-name="Tableau1.D1" office:value-type="string">
            <text:h text:style-name="P3" text:outline-level="5">Le Picolo</text:h>
            <text:p text:style-name="P18">Cupcake au chocolat noir profond avec une touche de menthe fraîche, recouvert d'un glaçage à la menthe verte et garni d'éclats de chocolat.</text:p>
            <text:p text:style-name="Table_20_Contents"/>
          </table:table-cell>
        </table:table-row>
        <table:table-row>
          <table:table-cell table:style-name="Tableau1.A2" office:value-type="string">
            <text:h text:style-name="P3" text:outline-level="5">Le Show Colate</text:h>
            <text:p text:style-name="P18">Cupcake au chocolat triple couche, avec un cœur de ganache au chocolat, recouvert de glaçage au chocolat et saupoudré de copeaux de chocolat noir.</text:p>
            <text:p text:style-name="Table_20_Contents"/>
          </table:table-cell>
          <table:table-cell table:style-name="Tableau1.A2" office:value-type="string">
            <text:h text:style-name="P3" text:outline-level="5">Le Lemon</text:h>
            <text:p text:style-name="P18">Cupcake rafraîchissant au citron, avec un glaçage au citron acidulé et une fine tranche de citron confit sur le dessus.</text:p>
            <text:p text:style-name="Table_20_Contents"/>
          </table:table-cell>
          <table:table-cell table:style-name="Tableau1.A2" office:value-type="string">
            <text:h text:style-name="P3" text:outline-level="5">La Fraise Wow</text:h>
            <text:p text:style-name="P18">Cupcake léger à la fraise, garni d'un glaçage à la fraise naturelle et d'une fraise fraîche juteuse sur le dessus.</text:p>
            <text:p text:style-name="Table_20_Contents"/>
          </table:table-cell>
          <table:table-cell table:style-name="Tableau1.D2" office:value-type="string">
            <text:h text:style-name="P3" text:outline-level="5">Le framboisier</text:h>
            <text:p text:style-name="P18">Cupcake à la framboise tendre, avec un glaçage rose pâle à la framboise et une framboise fraîche en garniture.</text:p>
            <text:p text:style-name="Table_20_Contents"/>
          </table:table-cell>
        </table:table-row>
        <table:table-row>
          <table:table-cell table:style-name="Tableau1.A2" office:value-type="string">
            <text:h text:style-name="P3" text:outline-level="5">Le marsien</text:h>
            <text:p text:style-name="P18">Ce cupcake aux allures martiennes arbore un glaçage vert et des <text:soft-page-break/>ornements argentés, comme des satellites gravitant dans un ciel extraterrestre. La base rouge rappelle le sol rougeoyant de Mars, faisant de ce dessert une fenêtre ouverte sur l’imaginaire spatial.</text:p>
            <text:p text:style-name="Table_20_Contents"/>
          </table:table-cell>
          <table:table-cell table:style-name="Tableau1.A2" office:value-type="string">
            <text:h text:style-name="P3" text:outline-level="5">Le Pistache</text:h>
            <text:p text:style-name="P18">Cupcake élégant à la pistache, avec un glaçage crémeux à la <text:soft-page-break/>pistache et saupoudré de pistaches concassées et d'une touche de feuille d'or.</text:p>
            <text:p text:style-name="Table_20_Contents"/>
          </table:table-cell>
          <table:table-cell table:style-name="Tableau1.A2" office:value-type="string">
            <text:h text:style-name="P3" text:outline-level="5">Le Red-Velvet</text:h>
            <text:p text:style-name="P18">Cupcake classique Red Velvet, avec un glaçage blanc contrastant au <text:soft-page-break/>fromage à la crème et une miette de Red Velvet sur le dessus.</text:p>
            <text:p text:style-name="Table_20_Contents"/>
          </table:table-cell>
          <table:table-cell table:style-name="Tableau1.D2" office:value-type="string">
            <text:h text:style-name="P3" text:outline-level="5">Le Sayan</text:h>
            <text:p text:style-name="P18">Ce cupcake Super Saiyan présente un glaçage jaune vif avec des <text:soft-page-break/>pointes dynamiques, saupoudré de poudre dorée pour une touche de brillance énergétique.</text:p>
            <text:p text:style-name="Table_20_Contents"/>
          </table:table-cell>
        </table:table-row>
        <table:table-row>
          <table:table-cell table:style-name="Tableau1.A2" office:value-type="string">
            <text:h text:style-name="P3" text:outline-level="5">Le King Charles</text:h>
            <text:p text:style-name="P18">Cupcake artistique est une représentation charmante d'un chien de race King Charles, créé avec une maîtrise exceptionnelle de la pâtisserie.<text:line-break/>Les détails sont si réalistes que l'on pourrait le confondre avec un véritable petit chien, des boucles de glaçage qui imitent parfaitement la fourrure soyeuse aux yeux expressifs et aux oreilles tombantes typiques de la race.<text:line-break/>La palette de couleurs marron et blanc ainsi que la position <text:soft-page-break/>attentive du chiot évoquent une douceur et une finesse invitant presque à la caresse plutôt qu'à la dégustation. C'est une véritable œuvre d'art comestible qui célèbre l'affection que nous portons à nos compagnons à quatre pattes.</text:p>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D2" office:value-type="string">
            <text:p text:style-name="Table_20_Contents"/>
          </table:table-cell>
        </table:table-row>
      </table:table>
      <text:p text:style-name="P14"/>
      <text:p text:style-name="P21"><text:span text:style-name="T14">Footer : </text:span><text:span text:style-name="T3">© 2023 - </text:span><text:span text:style-name="T13">Cupcakes Crafters</text:span><text:span text:style-name="T3">, Inc </text:span><text:span text:style-name="T4">et tout à droite diverses icônes de réseaux sociaux : Facebook, X, Instagram</text:span></text:p>
      <text:p text:style-name="P14"><text:line-break/></text:p>
      <text:p text:style-name="P4"/>
      <text:p text:style-name="P1">Page Histoire.html</text:p>
      <text:p text:style-name="P7">Barre de navigation : <text:span text:style-name="T12">Icone suivit du texte Cupcakes Crafters ensuite les différents points de menus:Accueil, Produits, Histoire et Contacts.</text:span></text:p>
      <text:h text:style-name="Heading_20_1" text:outline-level="1">Notre histoire</text:h>
      <text:p text:style-name="P23"><text:span text:style-name="T1">Image centrée d’une famille faisant des cupcakes avec l’aide d’une imprimante 3D.</text:span></text:p>
      <text:h text:style-name="P2" text:outline-level="2">Notre Délicieuse Aventure</text:h>
      <table:table table:name="Tableau2" table:style-name="Tableau2">
        <table:table-column table:style-name="Tableau2.A" table:number-columns-repeated="2"/>
        <table:table-row>
          <table:table-cell table:style-name="Tableau2.A1" office:value-type="string">
            <text:p text:style-name="P9">Image d’une imprimante 3d imprimant un cupcakes à gauche du texte.</text:p>
            <text:p text:style-name="P9"/>
            <text:p text:style-name="P19">Il était une fois, en 2005, dans un petit atelier de pâtisserie à Seilles, en Belgique, une idée sucrée est née. Cette idée était celle de créer des cupcakes extraordinaires qui émerveilleraient les papilles gustatives de tous ceux qui les dégusteraient. C'est ainsi que Cupcake Crafters est né.</text:p>
            <text:p text:style-name="P19"><text:span text:style-name="T10">John Piette</text:span>, le fondateur de Cupcake Crafters, est un informaticien passionné par l'art de la pâtisserie. Il a allié sa passion pour la technologie avec son amour pour la création de délices sucrés. Avec l'aide de ses deux petits assistants,<text:span text:style-name="T10">Gabriel</text:span> et <text:span text:style-name="T10">Raphaël</text:span>, âgés de 9 et 6 ans à l'époque, ils ont commencé à expérimenter avec des saveurs, des garnitures et des designs uniques.</text:p>
            <text:p text:style-name="P19">Au fil des années, Cupcake Crafters a perfectionné ses recettes, en utilisant les dernières tendances en matière d'<text:span text:style-name="T10">impression 3D</text:span> pour créer des décors comestibles époustouflants. Les cupcakes de Cupcake Crafters sont devenus célèbres pour leur apparence spectaculaire et leur goût <text:soft-page-break/>inégalé.</text:p>
            <text:p text:style-name="Table_20_Contents"/>
          </table:table-cell>
          <table:table-cell table:style-name="Tableau2.B1" office:value-type="string">
            <text:p text:style-name="P20">Image d’un enfant avec un casque VR mangeant un cupcake en regardant un monde de cucpcakes.</text:p>
            <text:p text:style-name="P19">En tant que formateur, John a également partagé ses connaissances et son amour pour la pâtisserie en proposant des ateliers de cupcakes à la communauté locale. Ces ateliers ont inspiré de nombreux amateurs de pâtisserie à se lancer dans l'art de la création de cupcakes.</text:p>
            <text:p text:style-name="P19">Aujourd'hui, Cupcake Crafters est une référence en matière de cupcakes exquis et innovants. Notre équipe dévouée continue à repousser les limites de la créativité culinaire, en utilisant la <text:span text:style-name="T10">réalité virtuelle</text:span> pour concevoir des expériences gustatives uniques pour nos clients.</text:p>
            <text:p text:style-name="P19">Nous sommes fiers de servir nos délicieux cupcakes à Seilles et au-delà. Notre histoire est une histoire de passion, d'innovation et de partage. Rejoignez-nous dans notre aventure sucrée et découvrez l'univers des Cupcake Crafters, où la technologie et la pâtisserie se rejoignent pour créer des moments inoubliables.</text:p>
            <text:p text:style-name="P19">Bienvenue dans notre monde de douceurs !</text:p>
            <text:p text:style-name="P16"><text:soft-page-break/>John Piette</text:p>
            <text:p text:style-name="Table_20_Contents"/>
          </table:table-cell>
        </table:table-row>
      </table:table>
      <text:p text:style-name="Text_20_body"/>
      <text:p text:style-name="P13"><text:span text:style-name="T14">Footer : </text:span><text:span text:style-name="T3">© 2023 - </text:span><text:span text:style-name="T13">Cupcakes Crafters</text:span><text:span text:style-name="T3">, Inc </text:span><text:span text:style-name="T4">et tout à droite diverses icônes de réseaux sociaux : Facebook, X, Instagram</text:span></text:p>
      <text:p text:style-name="P4"/>
      <text:p text:style-name="P1">Page Contacts.html</text:p>
      <text:p text:style-name="P6">Barre de navigation : <text:span text:style-name="T12">Icone suivit du texte Cupcakes Crafters ensuite les différents points de menus:Accueil, Produits, Histoire et Contacts.</text:span></text:p>
      <text:p text:style-name="P6"><text:span text:style-name="T12"/></text:p>
      <text:h text:style-name="Heading_20_1" text:outline-level="1">Contacts</text:h>
      <text:p text:style-name="P8">Tableau de deux colonnes</text:p>
      <table:table table:name="Tableau3" table:style-name="Tableau3">
        <table:table-column table:style-name="Tableau3.A" table:number-columns-repeated="2"/>
        <table:table-row>
          <table:table-cell table:style-name="Tableau3.A1" office:value-type="string">
            <text:p text:style-name="P10"><text:span text:style-name="Strong_20_Emphasis"><text:span text:style-name="T5">Cupcakes Crafters</text:span></text:span><text:line-break/><text:span text:style-name="T3">Route de la Gruyère 12</text:span><text:line-break/><text:span text:style-name="T3">1651 Villarvolard, Suisse</text:span><text:line-break/><text:a xlink:type="simple" xlink:href="tel:+41234567890" text:style-name="Internet_20_link" text:visited-style-name="Visited_20_Internet_20_Link"><text:span text:style-name="T8">+41 23 456 78 90</text:span></text:a><text:span text:style-name="T3">.</text:span><text:line-break/><text:a xlink:type="simple" xlink:href="mailto:info@cupcakes-crafters.be" text:style-name="Internet_20_link" text:visited-style-name="Visited_20_Internet_20_Link"><text:span text:style-name="T9">info@cupcakes-crafters.be</text:span></text:a><text:span text:style-name="T3">.</text:span></text:p>
          </table:table-cell>
          <table:table-cell table:style-name="Tableau3.B1" office:value-type="string">
            <text:p text:style-name="P12">Heures d'ouverture:</text:p>
            <text:list xml:id="list3915822766" text:style-name="L1">
              <text:list-item>
                <text:p text:style-name="P11">lundi au vendredi: 8h00 - 18h00</text:p>
              </text:list-item>
              <text:list-item>
                <text:p text:style-name="P11">samedi: 8h00 - 17h00</text:p>
              </text:list-item>
              <text:list-item>
                <text:p text:style-name="P11">dimanche: fermé</text:p>
              </text:list-item>
            </text:list>
          </table:table-cell>
        </table:table-row>
      </table:table>
      <text:p text:style-name="P8"/>
      <text:h text:style-name="Heading_20_2" text:outline-level="2">Formulaire de Contacts</text:h>
      <text:p text:style-name="P8">Nom</text:p>
      <text:p text:style-name="P8">Champ pour introduire le nombreux</text:p>
      <text:p text:style-name="P8"/>
      <text:p text:style-name="P8">Email</text:p>
      <text:p text:style-name="P8">Champ pour introduire l’Email</text:p>
      <text:p text:style-name="P8"/>
      <text:p text:style-name="P8">Message</text:p>
      <text:p text:style-name="P8">Champ pour introduire le Message</text:p>
      <text:p text:style-name="P8"/>
      <text:p text:style-name="P8">Un bouton envoyer</text:p>
      <text:p text:style-name="P8"/>
      <text:p text:style-name="P15"><text:span text:style-name="T14">Footer : </text:span><text:span text:style-name="T6">© 2023 - </text:span><text:span text:style-name="T13">Cupcakes Crafters</text:span><text:span text:style-name="T6">, Inc </text:span><text:span text:style-name="T7">et tout à droite diverses icônes de réseaux sociaux : Facebook, X, Instagram</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stem-ui" svg:font-family="system-ui, apple-system, 'Segoe UI', Roboto, 'Helvetica Neue', 'Noto Sans', 'Liberation Sans', Arial,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B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4T09:38:14.247312466</meta:creation-date>
    <dc:date>2024-01-04T13:34:43.972674879</dc:date>
    <meta:editing-duration>PT1M52S</meta:editing-duration>
    <meta:editing-cycles>3</meta:editing-cycles>
    <meta:generator>LibreOffice/7.3.7.2$Linux_X86_64 LibreOffice_project/30$Build-2</meta:generator>
    <meta:document-statistic meta:table-count="3" meta:image-count="0" meta:object-count="0" meta:page-count="7" meta:paragraph-count="76" meta:word-count="1104" meta:character-count="6861" meta:non-whitespace-character-count="5833"/>
  </office:meta>
</office:document-meta>
</file>